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928" officeooo:paragraph-rsid="0003e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</text:p>
      <text:p text:style-name="P1">2-2</text:p>
      <text:p text:style-name="P1"/>
      <text:p text:style-name="P1">e^-0.01 = 0.99004992</text:p>
      <text:p text:style-name="P1">e^-0.01 = 0.99004992</text:p>
      <text:p text:style-name="P1"/>
      <text:p text:style-name="P1">2-3</text:p>
      <text:p text:style-name="P1"/>
      <text:p text:style-name="P1">N=16</text:p>
      <text:p text:style-name="P1">e^20 = 0.00065003</text:p>
      <text:p text:style-name="P1">e^20 = -20.14188859</text:p>
      <text:p text:style-name="P1"/>
      <text:p text:style-name="P1">N=17</text:p>
      <text:p text:style-name="P1">e^20 = 0.00065003</text:p>
      <text:p text:style-name="P1">e^20 = -20.14188859</text:p>
      <text:p text:style-name="P1"/>
      <text:p text:style-name="P1">N=18</text:p>
      <text:p text:style-name="P1">e^20 = 0.00065003</text:p>
      <text:p text:style-name="P1">e^20 = -20.14188859</text:p>
      <text:p text:style-name="P1"/>
      <text:p text:style-name="P1">N=19</text:p>
      <text:p text:style-name="P1">e^20 = 0.00065003</text:p>
      <text:p text:style-name="P1">e^20 = -20.14188859</text:p>
      <text:p text:style-name="P1"/>
      <text:p text:style-name="P1">N=20</text:p>
      <text:p text:style-name="P1">e^20 = 0.00065003</text:p>
      <text:p text:style-name="P1">e^20 = -20.14188859</text:p>
      <text:p text:style-name="P1"/>
      <text:p text:style-name="P1">N=21</text:p>
      <text:p text:style-name="P1">e^20 = 0.00065003</text:p>
      <text:p text:style-name="P1">e^20 = -20.14188859</text:p>
      <text:p text:style-name="P1"/>
      <text:p text:style-name="P1">N=22</text:p>
      <text:p text:style-name="P1">e^20 = 0.00065003</text:p>
      <text:p text:style-name="P1">e^20 = -20.141888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8:26:21.611121121</meta:creation-date>
    <dc:date>2016-05-05T18:27:21.135461254</dc:date>
    <meta:editing-duration>PT59S</meta:editing-duration>
    <meta:editing-cycles>1</meta:editing-cycles>
    <meta:document-statistic meta:table-count="0" meta:image-count="0" meta:object-count="0" meta:page-count="1" meta:paragraph-count="26" meta:word-count="58" meta:character-count="328" meta:non-whitespace-character-count="296"/>
    <meta:generator>LibreOffice/4.4.6.3$Linux_X86_64 LibreOffice_project/40m0$Build-3</meta:generator>
  </office:meta>
</office:document-meta>
</file>